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2.681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2.681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programistyczny I</text:p>
      <text:p text:style-name="P2">Maciej Kupczak<text:tab/></text:p>
      <text:p text:style-name="P2">SPPI II<text:tab/><text:tab/><text:tab/></text:p>
      <text:p text:style-name="Standard"/>
      <text:p text:style-name="Standard"/>
      <text:p text:style-name="P3">Specyfikacja modułu kafelkowania:</text:p>
      <text:p text:style-name="P3"/>
      <text:p text:style-name="P3"><text:tab/><text:span text:style-name="T1">Język</text:span></text:p>
      <text:list text:style-name="L1">
        <text:list-item>
          <text:p text:style-name="P4">Moduł zostanie napisany w języku Python.</text:p>
        </text:list-item>
      </text:list>
      <text:p text:style-name="Standard"/>
      <text:p text:style-name="P5"><text:tab/>Wejście:</text:p>
      <text:list text:style-name="L2">
        <text:list-item>
          <text:p text:style-name="P6">moduł przyjmuje jako wejście obrazek zawierający linijkę teksu, jednolitego w sensie wielkości ( jeden rozmiar czcionki ). Linijka powinna być docięta w ten sposób, by szczyt najwyższej litery dotykał jej górnej krawędzi, a dól najniższej litery dolnej krawędzi.</text:p>
        </text:list-item>
      </text:list>
      <text:p text:style-name="Standard"/>
      <text:p text:style-name="Standard"><text:tab/><text:span text:style-name="T2">Zadania modulu:</text:span></text:p>
      <text:list text:style-name="L2">
        <text:list-item>
          <text:p text:style-name="P6">zadaniem modułu jest wyodrębnienie z powyższej linijki poszczególnych znaków, tj. liter, cyfr, znaków interpunkcyjnych, spacji itp.</text:p>
        </text:list-item>
        <text:list-item>
          <text:p text:style-name="P6">znaki te muszą być dopasowane do wzorca kafelki o wymiarach 20x20 pikseli w taki sposób, że w każdej kafelce znajduje się tylko jeden znak, umiejscowiony tak by dotykał zarówno górnej jak i lewej krawędzi.</text:p>
        </text:list-item>
      </text:list>
      <text:p text:style-name="Standard"/>
      <text:p text:style-name="Standard"><text:tab/><text:span text:style-name="T2">Konstrukcja modulu:</text:span></text:p>
      <text:list text:style-name="L3">
        <text:list-item>
          <text:p text:style-name="P7">Moduł będzie składał sie trzech podstawowych funkcji. Zadaniem pierwszej będzie wyodrębnienie z linijki poszczególnych znaków. Druga za zadanie będzie miała przeskalować otrzymane znaki, do wymiarów kafelki wyjściowej, oraz odpowiednio je dopasować. Trzecia funkcja konstruować będzie wyjściową listę macierzy.</text:p>
        </text:list-item>
      </text:list>
      <text:p text:style-name="Standard"/>
      <text:p text:style-name="Standard"><text:tab/><text:span text:style-name="T2">Wymagania wobec wyjścia:</text:span></text:p>
      <text:list text:style-name="L2">
        <text:list-item>
          <text:p text:style-name="P6">na wyjście moduł podaje kafelki w postaci listy macierzy, przy czym każda macierz odpowiada jednej kafelce. kafelki muszą być ustawione zgodnie z kolejnością z jaką występowały znaki w linijce, spacje nie są uznawane za znak, natomiast zostaje <text:s/>wysłana informacja, w którym miejscu spacje się znajdowały, dodatkowo powinna zostać przekazana informacja o tym do której linijki należy znak.</text:p>
        </text:list-item>
      </text:list>
      <text:p text:style-name="Standard"/>
      <text:p text:style-name="P5"><text:tab/>Problemy do rozwiązania:</text:p>
      <text:list text:style-name="L4">
        <text:list-item>
          <text:p text:style-name="P8">oddzielanie od siebie znaków, w przypadku, gdy są one ze sobą w tekście sklejone, tj: gdy nie ma żadnej przerwy pomiędzy dwoma literami (znakami) np. ww</text:p>
        </text:list-item>
        <text:list-item>
          <text:p text:style-name="P8">dołączanie do znaków kropek i kresek, np. i, ś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$Win32 OpenOffice.org_project/680m3$Build-8968</meta:generator>
    <meta:initial-creator>Antoni Stecij</meta:initial-creator>
    <meta:creation-date>2007-03-09T15:45:41</meta:creation-date>
    <dc:creator>Antoni Stecij</dc:creator>
    <dc:date>2007-03-25T23:14:53</dc:date>
    <meta:printed-by>Antoni Stecij</meta:printed-by>
    <meta:print-date>2007-03-25T23:14:41</meta:print-date>
    <dc:language>pl-PL</dc:language>
    <meta:editing-cycles>5</meta:editing-cycles>
    <meta:editing-duration>PT1H54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244" meta:character-count="1718"/>
  </office:meta>
</office:document-meta>
</file>